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draw:fill="none" draw:textarea-vertical-align="middle" draw:auto-grow-height="false" fo:padding-top="0.127cm" fo:padding-bottom="0.125cm" fo:padding-left="0cm" fo:padding-right="0cm" fo:wrap-option="wrap"/>
    </style:style>
    <style:style style:name="gr2" style:family="graphic" style:parent-style-name="standard">
      <style:graphic-properties draw:stroke="solid" svg:stroke-width="0.053cm" svg:stroke-color="#3c4b5e" draw:fill="none" draw:textarea-vertical-align="top" draw:auto-grow-height="false" fo:padding-top="0cm" fo:padding-bottom="0.125cm" fo:padding-left="0cm" fo:padding-right="0.25cm" fo:wrap-option="wrap"/>
    </style:style>
    <style:style style:name="gr3" style:family="graphic" style:parent-style-name="standard">
      <style:graphic-properties draw:stroke="solid" svg:stroke-width="0.053cm" svg:stroke-color="#000000" draw:marker-start="msArrowOvalEnd_20_5" draw:marker-start-width="0.21cm" draw:marker-start-center="true" draw:marker-end="msArrowOpenEnd_20_5" draw:marker-end-width="0.31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53cm" svg:stroke-color="#000000" draw:fill="none" draw:textarea-vertical-align="top" draw:auto-grow-height="false" fo:padding-top="0cm" fo:padding-bottom="0.125cm" fo:padding-left="0cm" fo:padding-right="0.25cm" fo:wrap-option="wrap"/>
    </style:style>
    <style:style style:name="gr6" style:family="graphic" style:parent-style-name="objectwithoutfill">
      <style:graphic-properties draw:stroke="dash" draw:stroke-dash="Ultrafine_20_Dashed" svg:stroke-width="0.051cm" svg:stroke-color="#333333" draw:marker-start="Arrow" draw:marker-start-width="0.229cm" draw:marker-end="Arrow" draw:marker-end-width="0.22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="Circle" draw:marker-start-width="0.203cm" draw:marker-end="Arrow" draw:marker-end-width="0.229cm" draw:fill="none" draw:textarea-vertical-align="middle" fo:padding-top="0.15cm" fo:padding-bottom="0.15cm" fo:padding-left="0.275cm" fo:padding-right="0.275cm" draw:shadow-offset-x="0.203cm" draw:shadow-offset-y="0.203cm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0.423cm" fo:min-width="1.403cm" fo:padding-top="0.125cm" fo:padding-bottom="0.125cm" fo:padding-left="0.25cm" fo:padding-right="0.25cm" fo:wrap-option="no-wrap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font-independent-line-spacing="true"/>
      <style:text-properties fo:font-size="18pt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family="Helvetica" style:font-family-generic="swiss" style:font-pitch="variable"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family="Helvetica" style:font-family-generic="swiss" style:font-pitch="variable" fo:font-size="18pt" fo:hyphenate="false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family="Helvetica" style:font-family-generic="swiss" style:font-pitch="variable" fo:font-size="10pt" style:font-size-asian="10pt" style:font-size-complex="10pt" fo:hyphenate="false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family="Helvetica" style:font-family-generic="swiss" style:font-pitch="variable" fo:font-size="10pt" style:font-size-asian="10pt" style:font-size-complex="10pt" fo:hyphenate="false"/>
    </style:style>
    <style:style style:name="T1" style:family="text">
      <style:text-properties fo:color="#ffffff" style:text-line-through-style="none" fo:font-family="'Courier New'" fo:font-size="11pt" fo:letter-spacing="normal" fo:font-style="normal" style:text-underline-style="none" fo:font-weight="normal" style:font-size-asian="11pt" style:font-style-asian="normal" style:font-weight-asian="normal" style:font-family-complex="'Courier New'" style:font-size-complex="11pt" style:font-style-complex="normal" style:font-weight-complex="normal"/>
    </style:style>
    <style:style style:name="T2" style:family="text">
      <style:text-properties fo:color="#000000" style:text-line-through-style="none" fo:font-size="14pt" fo:letter-spacing="normal" fo:font-style="normal" style:text-underline-style="none" fo:font-weight="normal" style:font-size-asian="14pt" style:font-style-asian="normal" style:font-weight-asian="normal" style:font-family-complex="'Helvetica LT Std Light'" style:font-size-complex="14pt" style:font-style-complex="normal" style:font-weight-complex="normal"/>
    </style:style>
    <style:style style:name="T3" style:family="text">
      <style:text-properties fo:color="#000000" style:text-line-through-style="none" fo:font-size="10pt" fo:letter-spacing="normal" fo:font-style="normal" style:text-underline-style="none" fo:font-weight="normal" style:font-size-asian="10pt" style:font-style-asian="normal" style:font-weight-asian="normal" style:font-family-complex="'Helvetica LT Std Light'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name="Group 64">
          <draw:custom-shape draw:name="Rectangle 73" draw:style-name="gr1" draw:text-style-name="P2" draw:layer="layout" svg:width="0.943cm" svg:height="0.943cm" svg:x="3.829cm" svg:y="1.504cm">
            <text:p text:style-name="P1"><text:span text:style-name="T1">100</text:span></text:p>
            <draw:enhanced-geometry svg:viewBox="0 0 21600 21600" draw:type="rectangle" draw:enhanced-path="M 0 0 L 21600 0 21600 21600 0 21600 0 0 Z N"/>
          </draw:custom-shape>
          <draw:custom-shape draw:name="Rectangle 74" draw:style-name="gr1" draw:text-style-name="P2" draw:layer="layout" svg:width="0.943cm" svg:height="0.943cm" svg:x="3.829cm" svg:y="2.448cm">
            <text:p text:style-name="P1"><text:span text:style-name="T1">101</text:span></text:p>
            <draw:enhanced-geometry svg:viewBox="0 0 21600 21600" draw:type="rectangle" draw:enhanced-path="M 0 0 L 21600 0 21600 21600 0 21600 0 0 Z N"/>
          </draw:custom-shape>
          <draw:custom-shape draw:name="Rectangle 75" draw:style-name="gr1" draw:text-style-name="P2" draw:layer="layout" svg:width="0.943cm" svg:height="0.943cm" svg:x="3.829cm" svg:y="3.392cm">
            <text:p text:style-name="P1"><text:span text:style-name="T1">102</text:span></text:p>
            <draw:enhanced-geometry svg:viewBox="0 0 21600 21600" draw:type="rectangle" draw:enhanced-path="M 0 0 L 21600 0 21600 21600 0 21600 0 0 Z N"/>
          </draw:custom-shape>
          <draw:custom-shape draw:name="Rectangle 76" draw:style-name="gr1" draw:text-style-name="P2" draw:layer="layout" svg:width="0.943cm" svg:height="0.943cm" svg:x="3.829cm" svg:y="4.336cm">
            <text:p text:style-name="P1"><text:span text:style-name="T1">103</text:span></text:p>
            <draw:enhanced-geometry svg:viewBox="0 0 21600 21600" draw:type="rectangle" draw:enhanced-path="M 0 0 L 21600 0 21600 21600 0 21600 0 0 Z N"/>
          </draw:custom-shape>
          <draw:custom-shape draw:name="Rectangle 77" draw:style-name="gr1" draw:text-style-name="P2" draw:layer="layout" svg:width="0.943cm" svg:height="0.943cm" svg:x="3.829cm" svg:y="5.28cm">
            <text:p text:style-name="P1"><text:span text:style-name="T1">104</text:span></text:p>
            <draw:enhanced-geometry svg:viewBox="0 0 21600 21600" draw:type="rectangle" draw:enhanced-path="M 0 0 L 21600 0 21600 21600 0 21600 0 0 Z N"/>
          </draw:custom-shape>
        </draw:g>
        <draw:custom-shape draw:name="Rectangle 65" draw:style-name="gr2" draw:text-style-name="P3" draw:layer="layout" svg:width="0.943cm" svg:height="0.546cm" svg:x="0.7cm" svg:y="2.502cm">
          <text:p/>
          <draw:enhanced-geometry svg:viewBox="0 0 21600 21600" draw:type="rectangle" draw:enhanced-path="M 0 0 L 21600 0 21600 21600 0 21600 0 0 Z N"/>
        </draw:custom-shape>
        <draw:custom-shape draw:name="Rectangle 66" draw:style-name="gr2" draw:text-style-name="P3" draw:layer="layout" svg:width="0.943cm" svg:height="0.546cm" svg:x="0.7cm" svg:y="3.049cm">
          <text:p/>
          <draw:enhanced-geometry svg:viewBox="0 0 21600 21600" draw:type="rectangle" draw:enhanced-path="M 0 0 L 21600 0 21600 21600 0 21600 0 0 Z N"/>
        </draw:custom-shape>
        <draw:connector draw:name="Elbow Connector 67" draw:style-name="gr3" draw:text-style-name="P4" draw:layer="layout" svg:x1="1.215cm" svg:y1="2.775cm" svg:x2="3.828cm" svg:y2="1.976cm" svg:d="m1215 2775h1307v-799h1306">
          <text:p/>
        </draw:connector>
        <draw:custom-shape draw:name="Rectangle 69" draw:style-name="gr4" draw:text-style-name="P6" draw:layer="layout" svg:width="1.848cm" svg:height="0.843cm" svg:x="0.251cm" svg:y="1.626cm">
          <text:p text:style-name="P5"><text:span text:style-name="T2">extent</text:span></text:p>
          <draw:enhanced-geometry svg:viewBox="0 0 21600 21600" draw:type="rectangle" draw:enhanced-path="M 0 0 L 21600 0 21600 21600 0 21600 0 0 Z N"/>
        </draw:custom-shape>
        <draw:custom-shape draw:name="Rectangle 70" draw:style-name="gr4" draw:text-style-name="P6" draw:layer="layout" svg:width="1.903cm" svg:height="1.435cm" svg:x="3.34cm" svg:y="0.038cm">
          <text:p text:style-name="P5"><text:span text:style-name="T2">data</text:span><text:span text:style-name="T2"><text:line-break/></text:span><text:span text:style-name="T2">blocks</text:span></text:p>
          <draw:enhanced-geometry svg:viewBox="0 0 21600 21600" draw:type="rectangle" draw:enhanced-path="M 0 0 L 21600 0 21600 21600 0 21600 0 0 Z N"/>
        </draw:custom-shape>
        <draw:custom-shape draw:name="Rectangle 72" draw:style-name="gr5" draw:text-style-name="P3" draw:layer="layout" svg:width="0.943cm" svg:height="1.117cm" svg:x="0.7cm" svg:y="2.50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.302cm" svg:y1="2.032cm" svg:x2="3.302cm" svg:y2="6.096cm">
          <text:p/>
        </draw:line>
        <draw:path draw:style-name="gr7" draw:text-style-name="P1" draw:layer="layout" svg:width="2.107cm" svg:height="0.024cm" svg:x="1.103cm" svg:y="3.328cm" svg:viewBox="0 0 2108 25" svg:d="m0 25c703-8 1405-17 2108-25">
          <text:p/>
        </draw:path>
        <draw:custom-shape draw:name="Rectangle 70" draw:style-name="gr8" draw:text-style-name="P8" draw:layer="layout" svg:width="1.903cm" svg:height="0.673cm" svg:x="2.032cm" svg:y="1.27cm">
          <text:p text:style-name="P7"><text:span text:style-name="T3">start</text:span></text:p>
          <draw:enhanced-geometry svg:viewBox="0 0 21600 21600" draw:type="rectangle" draw:enhanced-path="M 0 0 L 21600 0 21600 21600 0 21600 0 0 Z N"/>
        </draw:custom-shape>
        <draw:custom-shape draw:name="Rectangle 70" draw:style-name="gr8" draw:text-style-name="P8" draw:layer="layout" svg:width="1.903cm" svg:height="0.673cm" svg:x="2.032cm" svg:y="4.27cm">
          <text:p text:style-name="P7"><text:span text:style-name="T3">l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 225 409-68 41-157-288-158 288-67-41z"/>
    <draw:marker draw:name="msArrowOvalEnd_20_5" draw:display-name="msArrowOvalEnd 5" svg:viewBox="0 0 300 300" svg:d="m150 0 75 21 54 54 21 75-21 75-54 54-75 21-75-21-54-54-21-75 21-75 54-54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8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8pt" style:language-asian="en" style:country-asian="US" style:font-style-asian="normal" style:font-weight-asian="normal" style:font-family-complex="'Lucida Sans'" style:font-family-generic-complex="system" style:font-pitch-complex="variable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5pt" fo:letter-spacing="normal" fo:font-style="normal" style:text-underline-style="none" fo:font-weight="normal" style:font-size-asian="5pt" style:font-style-asian="normal" style:font-weight-asian="normal" style:font-size-complex="5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5pt" fo:letter-spacing="normal" fo:font-style="normal" style:text-underline-style="none" fo:font-weight="normal" style:font-size-asian="5pt" style:font-style-asian="normal" style:font-weight-asian="normal" style:font-size-complex="5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5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5pt" style:language-asian="en" style:country-asian="US" style:font-style-asian="normal" style:font-weight-asian="normal" style:font-family-complex="'Lucida Sans'" style:font-family-generic-complex="system" style:font-pitch-complex="variable" style:font-size-complex="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.336cm" fo:page-height="6.60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4.359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5pt" fo:letter-spacing="normal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Date Placeholder 1" presentation:style-name="Mpr1" draw:text-style-name="MP4" draw:layer="backgroundobjects" svg:width="1.244cm" svg:height="0.351cm" svg:x="0.267cm" svg:y="6.123cm" presentation:class="date-time" presentation:user-transformed="true">
        <draw:text-box>
          <text:p text:style-name="MP3"><text:span text:style-name="MT2"><text:date style:data-style-name="D1" text:date-value="2015-04-26">4/26/15</text:date></text:span></text:p>
        </draw:text-box>
      </draw:frame>
      <draw:frame draw:name="Footer Placeholder 2" presentation:style-name="Mpr1" draw:text-style-name="MP5" draw:layer="backgroundobjects" svg:width="1.689cm" svg:height="0.351cm" svg:x="1.823cm" svg:y="6.123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1.244cm" svg:height="0.351cm" svg:x="3.824cm" svg:y="6.123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-title" draw:layer="backgroundobjects" svg:width="4.801cm" svg:height="1.102cm" svg:x="0.266cm" svg:y="0.263cm" presentation:class="title" presentation:placeholder="true">
        <draw:text-box/>
      </draw:frame>
      <draw:frame presentation:style-name="Default-outline1" draw:layer="backgroundobjects" svg:width="4.801cm" svg:height="4.358cm" svg:x="0.266cm" svg:y="1.54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4-26T14:46:19</dc:date>
    <dc:creator>Peter Desnoyers</dc:creator>
    <meta:generator>OpenOffice/4.0.1$Unix OpenOffice.org_project/401m5$Build-9714</meta:generator>
    <meta:editing-duration>PT5M20S</meta:editing-duration>
    <meta:editing-cycles>1</meta:editing-cycles>
    <meta:document-statistic meta:object-count="39"/>
  </office:meta>
</office:document-meta>
</file>